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TransformerChain.ClassTransformerChain( ClassTransformer [ ]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ransformerChain.visitMethod( int access , String name , String desc , String signature , String [ ] exce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TransformerChain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TransformerChain.setTarget( ClassVisitor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